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1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336" calcext:value-type="float">
            <text:p>80.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0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0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1656" calcext:value-type="float">
            <text:p>74.97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2" calcext:value-type="float">
            <text:p>61.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412" calcext:value-type="float">
            <text:p>63.44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612" calcext:value-type="float">
            <text:p>68.0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388" calcext:value-type="float">
            <text:p>65.33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7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732" calcext:value-type="float">
            <text:p>62.3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40088" calcext:value-type="float">
            <text:p>60.14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1704" calcext:value-type="float">
            <text:p>58.5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436" calcext:value-type="float">
            <text:p>65.36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8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7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7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7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7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7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081</text:p>
          </table:table-cell>
          <table:table-cell office:value-type="string" calcext:value-type="string">
            <text:p>197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